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4" style:family="paragraph" style:parent-style-name="Standard">
      <style:paragraph-properties fo:margin-top="0in" fo:margin-bottom="0in" style:contextual-spacing="false" fo:line-height="115%" fo:text-align="justify" style:justify-single-word="false"/>
      <style:text-properties fo:font-size="12pt" officeooo:rsid="0000a52c" officeooo:paragraph-rsid="0000a52c" style:font-size-asian="12pt" style:font-size-complex="12pt"/>
    </style:style>
    <style:style style:name="P5" style:family="paragraph" style:parent-style-name="Standard">
      <style:paragraph-properties fo:line-height="100%"/>
    </style:style>
    <style:style style:name="P6"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7"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8"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9"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P10" style:family="paragraph" style:parent-style-name="Standard">
      <style:paragraph-properties fo:line-height="100%"/>
      <style:text-properties style:font-name="Liberation Serif" fo:font-size="12pt" style:font-size-asian="12pt" style:font-size-complex="12pt"/>
    </style:style>
    <style:style style:name="P11" style:family="paragraph" style:parent-style-name="Standard">
      <style:paragraph-properties fo:margin-left="0in" fo:margin-right="0in" fo:line-height="100%" fo:text-indent="0in" style:auto-text-indent="false"/>
      <style:text-properties officeooo:paragraph-rsid="000ecd93"/>
    </style:style>
    <style:style style:name="P12" style:family="paragraph" style:parent-style-name="Standard">
      <style:paragraph-properties fo:line-height="100%"/>
      <style:text-properties style:font-name="Liberation Serif" fo:font-size="12pt" officeooo:paragraph-rsid="000ecd93" style:font-size-asian="12pt" style:font-size-complex="12pt"/>
    </style:style>
    <style:style style:name="P13" style:family="paragraph" style:parent-style-name="Standard">
      <style:paragraph-properties fo:margin-left="0in" fo:margin-right="0in" fo:line-height="100%" fo:text-indent="0in" style:auto-text-indent="false"/>
    </style:style>
    <style:style style:name="P14"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0ecd93" style:font-weight-asian="bold" style:font-weight-complex="bold"/>
    </style:style>
    <style:style style:name="T2" style:family="text">
      <style:text-properties fo:font-weight="bold" style:font-weight-asian="bold" style:font-weight-complex="bold"/>
    </style:style>
    <style:style style:name="T3" style:family="text">
      <style:text-properties officeooo:rsid="000ecd93"/>
    </style:style>
    <style:style style:name="T4" style:family="text">
      <style:text-properties fo:color="#000000" loext:opacity="100%" fo:font-size="10.5pt"/>
    </style:style>
    <style:style style:name="T5" style:family="text">
      <style:text-properties officeooo:rsid="000c1731"/>
    </style:style>
    <style:style style:name="T6" style:family="text">
      <style:text-properties officeooo:rsid="000c9641"/>
    </style:style>
    <style:style style:name="T7" style:family="text">
      <style:text-properties style:font-name="Liberation Serif" fo:font-size="12pt" style:font-size-asian="12pt" style:font-size-complex="12pt"/>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style:font-name="Liberation Serif" fo:font-size="12pt" officeooo:rsid="000ecd93" style:font-size-asian="12pt" style:font-size-complex="12pt"/>
    </style:style>
    <style:style style:name="T10" style:family="text">
      <style:text-properties style:font-name="Liberation Serif" fo:font-size="12pt" fo:font-weight="bold" officeooo:rsid="000ecd93"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text:span><text:span text:style-name="T2">.1<text:tab/>Experiment No.<text:tab/>: </text:span>0<text:span text:style-name="T3">2</text:span></text:p>
      <text:p text:style-name="P1"><text:span text:style-name="T1">2</text:span><text:span text:style-name="T2">.2<text:tab/>Experiment Name<text:tab/>:</text:span> Implementation of basic pixel operation using Python</text:p>
      <text:p text:style-name="P2"><text:span text:style-name="T3">2</text:span>.3<text:tab/>Theory</text:p>
      <text:p text:style-name="P2"/>
      <text:p text:style-name="P3"><text:span text:style-name="Strong_20_Emphasis">Digital Image Representation</text:span> Digital images are represented as two-dimensional arrays (matrices) where each element corresponds to a pixel intensity value. In grayscale images, these values typically range from 0 (black) to 255 (white). Manipulating these images requires understanding array indexing and memory structure, often facilitated by the <text:span text:style-name="Strong_20_Emphasis">NumPy</text:span> library which provides homogeneous, contiguous memory storage for high-performance numerical processing.</text:p>
      <text:p text:style-name="P4"/>
      <text:p text:style-name="P5"><text:span text:style-name="Strong_20_Emphasis">Geometric Transformations</text:span> Geometric transformations involve modifying the spatial coordinates of pixels without altering their intensity values. Common operations include Mirroring (horizontal flipping) and Vertical Flipping. These operations are achieved by mapping pixel coordinates <text:span text:style-name="T2">(i, j)</text:span> from the source image to new coordinates in the destination image. For example, mirroring requires mapping column <text:span text:style-name="T2">j</text:span> to <text:span text:style-name="T2">width - 1 - j</text:span>, while vertical flipping maps row <text:span text:style-name="T2">i</text:span> to <text:span text:style-name="T2">height - 1 – i</text:span>.</text:p>
      <text:p text:style-name="P5"/>
      <text:p text:style-name="P5"><text:span text:style-name="Strong_20_Emphasis">Intensity Transformations</text:span> Intensity transformations modify the pixel values themselves to enhance contrast or segment features. Thresholding is a fundamental technique where pixel intensities are compared against a specified limit. Values below the threshold are set to a minimum (e.g., 0), and values above are set to a maximum (e.g., 255). This converts a grayscale image into a binary image, simplifying further analysis.</text:p>
      <text:p text:style-name="P5"/>
      <text:p text:style-name="P5"><text:span text:style-name="Strong_20_Emphasis">Visualization and Libraries</text:span> The <text:span text:style-name="Strong_20_Emphasis">OpenCV</text:span> (<text:span text:style-name="Strong_20_Emphasis">cv2</text:span>) library is used for image loading and color space conversion (e.g., <text:span text:style-name="Strong_20_Emphasis">BGR</text:span> to <text:span text:style-name="Strong_20_Emphasis">Grayscale</text:span>). <text:span text:style-name="Strong_20_Emphasis">Matplotlib</text:span> (<text:span text:style-name="Strong_20_Emphasis">pyplot</text:span>) is utilized for visualization, specifically using subplots to display input and output images side-by-side for immediate visual verification. Iterative structures (nested loops) are employed to manipulate individual pixels, reinforcing the understanding of underlying array mechanics before utilizing vectorized functions.</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4"/></text:p>
      <text:p text:style-name="P8"><text:soft-page-break/><text:span text:style-name="T3">2</text:span>.<text:span text:style-name="T5">4</text:span><text:tab/><text:span text:style-name="T6">Discussion</text:span></text:p>
      <text:p text:style-name="P9">The following discussion details the execution and results of the experiment conducted to analyze fundamental image processing mechanics using Python.</text:p>
      <text:p text:style-name="P9"/>
      <text:p text:style-name="P10">During the experiment, array manipulation techniques were first tested on a standard 5x6 NumPy array. The array was flipped using nested loops, demonstrating how row indices are swapped symmetrically around the center of the matrix. This foundational task established the logic required for subsequent image-based geometric transformations.</text:p>
      <text:p text:style-name="P10"/>
      <text:p text:style-name="P11"><text:span text:style-name="T7">Geometric transformations were then applied to grayscale images. In Program 3, a mirror image was generated by iterating through each pixel and assigning the value from the horizontally opposite coordinate </text:span><text:span text:style-name="T8">(i,cols−1−j)</text:span><text:span text:style-name="T7">. Similarly, Program 4 implemented a vertical flip by mapping pixel rows from bottom to top </text:span><text:span text:style-name="T8">(height−1−i,j)</text:span><text:span text:style-name="T7">. Both programs utilized</text:span><text:span text:style-name="Source_20_Text"><text:span text:style-name="T9"> </text:span></text:span><text:span text:style-name="Source_20_Text"><text:span text:style-name="T10">matplotlib</text:span></text:span><text:span text:style-name="T7"> subplots to display the original and transformed images side-by-side, confirming the spatial accuracy of the coordinate mapping logic.</text:span></text:p>
      <text:p text:style-name="P12"/>
      <text:p text:style-name="P12">Intensity transformations were explored through thresholding techniques in Programs 5 and 6. Program 5 applied a binary threshold where pixels below 150 were set to 0 and others to 255, effectively segmenting the image based on brightness. Program 6 implemented a double-threshold logic, setting pixels below 50 to 0 and above 150 to 255, leaving intermediate values unchanged or modified based on specific conditions. These tasks highlighted the impact of intensity values on image segmentation and contrast enhancement.</text:p>
      <text:p text:style-name="P12"/>
      <text:p text:style-name="P13"><text:span text:style-name="T7">The experiment was concluded with the successful demonstration of pixel-level manipulation without relying solely on high-level abstraction functions. The necessity of understanding matrix dimensions was reinforced during the initialization of output arrays using </text:span><text:span text:style-name="Source_20_Text"><text:span text:style-name="T8">np.zeros()</text:span></text:span><text:span text:style-name="T7">. Precision in spatial transformation was achieved through careful index calculation within nested loops, while visual verification via subplots ensured the correctness of the algorithms. Overall, the experiment provided a comprehensive foundation in the structured logic and data management required for digital image processing tasks.</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3-03T23:45:22.804758500</dc:date>
    <meta:editing-duration>PT46M17S</meta:editing-duration>
    <meta:editing-cycles>13</meta:editing-cycles>
    <meta:generator>LibreOffice/25.8.4.2$Windows_X86_64 LibreOffice_project/290daaa01b999472f0c7a3890eb6a550fd74c6df</meta:generator>
    <meta:document-statistic meta:table-count="0" meta:image-count="0" meta:object-count="0" meta:page-count="2" meta:paragraph-count="13" meta:word-count="564" meta:character-count="4071" meta:non-whitespace-character-count="3519"/>
  </office:meta>
</office:document-meta>
</file>